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2cm"/>
    </style:style>
    <style:style style:name="co3" style:family="table-column">
      <style:table-column-properties fo:break-before="auto" style:column-width="2.3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W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Cycle time</text:p>
          </table:table-cell>
          <table:table-cell office:value-type="float" office:value="20">
            <text:p>20</text:p>
          </table:table-cell>
          <table:table-cell office:value-type="string">
            <text:p>ms</text:p>
          </table:table-cell>
        </table:table-row>
        <table:table-row table:style-name="ro1">
          <table:table-cell/>
          <table:table-cell office:value-type="string">
            <text:p>Cycle frq</text:p>
          </table:table-cell>
          <table:table-cell table:formula="of:=1000/[.C4]" office:value-type="float" office:value="50">
            <text:p>50</text:p>
          </table:table-cell>
          <table:table-cell office:value-type="string">
            <text:p>Hz</text:p>
          </table:table-cell>
        </table:table-row>
        <table:table-row table:style-name="ro1">
          <table:table-cell/>
          <table:table-cell office:value-type="string">
            <text:p>Max count value</text:p>
          </table:table-cell>
          <table:table-cell table:formula="of:= 2^20" office:value-type="float" office:value="1048576">
            <text:p>1048576</text:p>
          </table:table-cell>
          <table:table-cell office:value-type="string">
            <text:p>bits</text:p>
          </table:table-cell>
        </table:table-row>
        <table:table-row table:style-name="ro1">
          <table:table-cell office:value-type="string">
            <text:p>poss:</text:p>
          </table:table-cell>
          <table:table-cell office:value-type="string">
            <text:p>Count rate:</text:p>
          </table:table-cell>
          <table:table-cell table:formula="of:=[.C5]*[.C6]" office:value-type="float" office:value="52428800">
            <text:p>52428800</text:p>
          </table:table-cell>
          <table:table-cell office:value-type="string">
            <text:p>Hz</text:p>
          </table:table-cell>
        </table:table-row>
        <table:table-row table:style-name="ro1">
          <table:table-cell/>
          <table:table-cell office:value-type="string">
            <text:p>Count rate:</text:p>
          </table:table-cell>
          <table:table-cell table:formula="of:= [.C7]/1000" office:value-type="float" office:value="52428.8">
            <text:p>52428,8</text:p>
          </table:table-cell>
          <table:table-cell office:value-type="string">
            <text:p>kHz</text:p>
          </table:table-cell>
        </table:table-row>
        <table:table-row table:style-name="ro1">
          <table:table-cell office:value-type="string">
            <text:p>real:</text:p>
          </table:table-cell>
          <table:table-cell office:value-type="string">
            <text:p>Count rate:</text:p>
          </table:table-cell>
          <table:table-cell office:value-type="float" office:value="24">
            <text:p>24</text:p>
          </table:table-cell>
          <table:table-cell office:value-type="string">
            <text:p>MHz</text:p>
          </table:table-cell>
        </table:table-row>
        <table:table-row table:style-name="ro1">
          <table:table-cell/>
          <table:table-cell office:value-type="string">
            <text:p>Count rate:</text:p>
          </table:table-cell>
          <table:table-cell table:formula="of:=[.C9]*1000000" office:value-type="float" office:value="24000000">
            <text:p>24000000</text:p>
          </table:table-cell>
          <table:table-cell office:value-type="string">
            <text:p>Hz</text:p>
          </table:table-cell>
        </table:table-row>
        <table:table-row table:style-name="ro1">
          <table:table-cell table:number-columns-repeated="2"/>
          <table:table-cell table:formula="of:=[.C10]/[.C5]" office:value-type="float" office:value="480000">
            <text:p>480000</text:p>
          </table:table-cell>
          <table:table-cell office:value-type="string">
            <text:p>Max-valu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one ms is:</text:p>
          </table:table-cell>
          <table:table-cell table:formula="of:=[.C11]/20" office:value-type="float" office:value="24000">
            <text:p>24000</text:p>
          </table:table-cell>
          <table:table-cell office:value-type="string">
            <text:p>cnt</text:p>
          </table:table-cell>
        </table:table-row>
      </table:table>
      <table:table table:name="TC" table:style-name="ta1" table:print="false">
        <table:table-column table:style-name="co3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TC0</text:p>
          </table:table-cell>
          <table:table-cell office:value-type="string">
            <text:p>Servo measurin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fck</text:p>
          </table:table-cell>
          <table:table-cell office:value-type="float" office:value="48000000">
            <text:p>48000000</text:p>
          </table:table-cell>
          <table:table-cell office:value-type="string">
            <text:p>Hz</text:p>
          </table:table-cell>
        </table:table-row>
        <table:table-row table:style-name="ro2">
          <table:table-cell office:value-type="string">
            <text:p>tck</text:p>
          </table:table-cell>
          <table:table-cell table:formula="of:= 1/[.B3]" office:value-type="float" office:value="0.0000000208333333333333">
            <text:p>2,08333333333333E-00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string">
            <text:p>per_max</text:p>
          </table:table-cell>
          <table:table-cell office:value-type="float" office:value="2">
            <text:p>2</text:p>
          </table:table-cell>
          <table:table-cell office:value-type="string">
            <text:p>ms</text:p>
          </table:table-cell>
        </table:table-row>
        <table:table-row table:style-name="ro2">
          <table:table-cell office:value-type="string">
            <text:p>per_max</text:p>
          </table:table-cell>
          <table:table-cell table:formula="of:=[.B5]/1000" office:value-type="float" office:value="0.002">
            <text:p>0,002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table:formula="of:=1/[.B6]" office:value-type="float" office:value="500">
            <text:p>500</text:p>
          </table:table-cell>
          <table:table-cell office:value-type="string">
            <text:p>Hz</text:p>
          </table:table-cell>
        </table:table-row>
        <table:table-row table:style-name="ro2">
          <table:table-cell office:value-type="string">
            <text:p>tck per per</text:p>
          </table:table-cell>
          <table:table-cell table:formula="of:=[.B3]/[.B7]" office:value-type="float" office:value="96000">
            <text:p>96000</text:p>
          </table:table-cell>
          <table:table-cell office:value-type="string">
            <text:p>Ck / period</text:p>
          </table:table-cell>
        </table:table-row>
        <table:table-row table:style-name="ro2">
          <table:table-cell office:value-type="string">
            <text:p>ckdiv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&quot;/&quot;&amp;[.B9]" office:value-type="string" office:string-value="/2">
            <text:p>/2</text:p>
          </table:table-cell>
          <table:table-cell table:formula="of:=[.B8]/[.B9]" office:value-type="float" office:value="48000">
            <text:p>4800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2">
          <table:table-cell office:value-type="string">
            <text:p>Ck-Counter</text:p>
          </table:table-cell>
          <table:table-cell table:formula="of:=[.B3]/[.B9]" office:value-type="float" office:value="24000000">
            <text:p>24000000</text:p>
          </table:table-cell>
          <table:table-cell office:value-type="string">
            <text:p>Hz</text:p>
          </table:table-cell>
        </table:table-row>
        <table:table-row table:style-name="ro2">
          <table:table-cell office:value-type="string">
            <text:p>cnt_max</text:p>
          </table:table-cell>
          <table:table-cell office:value-type="float" office:value="65535">
            <text:p>65535</text:p>
          </table:table-cell>
          <table:table-cell office:value-type="string">
            <text:p>bit</text:p>
          </table:table-cell>
        </table:table-row>
        <table:table-row table:style-name="ro2">
          <table:table-cell office:value-type="string">
            <text:p>Overflow rate</text:p>
          </table:table-cell>
          <table:table-cell table:formula="of:=[.B13]/[.B14]" office:value-type="float" office:value="366.216525520714">
            <text:p>366,2165255207</text:p>
          </table:table-cell>
          <table:table-cell office:value-type="string">
            <text:p>Hz</text:p>
          </table:table-cell>
        </table:table-row>
        <table:table-row table:style-name="ro2">
          <table:table-cell office:value-type="string">
            <text:p>Ovl after</text:p>
          </table:table-cell>
          <table:table-cell table:formula="of:=(1/[.B15])*1000" office:value-type="float" office:value="2.730625">
            <text:p>2,730625</text:p>
          </table:table-cell>
          <table:table-cell office:value-type="string">
            <text:p>ms</text:p>
          </table:table-cell>
        </table:table-row>
        <table:table-row table:style-name="ro1">
          <table:table-cell/>
          <table:table-cell table:formula="of:=[.B15]/1000" office:value-type="float" office:value="0.366216525520714">
            <text:p>0,3662165255</text:p>
          </table:table-cell>
          <table:table-cell/>
        </table:table-row>
        <table:table-row table:style-name="ro1">
          <table:table-cell/>
          <table:table-cell table:formula="of:=[.B17]*[.B14]" office:value-type="float" office:value="24000">
            <text:p>24000</text:p>
          </table:table-cell>
          <table:table-cell/>
        </table:table-row>
        <table:table-row table:style-name="ro1">
          <table:table-cell/>
          <table:table-cell table:formula="of:=[.B14]-[.B18]" office:value-type="float" office:value="41535">
            <text:p>41535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formula="of:=[.B3]/[.B18]" office:value-type="float" office:value="2000">
            <text:p>2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[.B3]/[.B23]" office:value-type="float" office:value="24000">
            <text:p>24000</text:p>
          </table:table-cell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0">10.01.2012</text:date>, <text:time>23:21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06T15:29:46.60</meta:creation-date>
    <dc:date>2012-01-10T23:21:35.84</dc:date>
    <meta:editing-duration>PT2H51M21S</meta:editing-duration>
    <meta:editing-cycles>2</meta:editing-cycles>
    <meta:generator>OpenOffice.org/3.3$Win32 OpenOffice.org_project/330m20$Build-9567</meta:generator>
    <meta:document-statistic meta:table-count="3" meta:cell-count="68" meta:object-count="0"/>
  </office:meta>
</office:document-meta>
</file>